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9ee0d" officeooo:paragraph-rsid="0009ee0d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0a0840" officeooo:paragraph-rsid="000a0840" style:font-size-asian="16pt" style:language-asian="zh" style:country-asian="CN" style:font-size-complex="18.25pt"/>
    </style:style>
    <style:style style:name="P3" style:family="paragraph" style:parent-style-name="Standard">
      <style:text-properties fo:color="#000000" fo:font-size="18.25pt" officeooo:rsid="000a0840" officeooo:paragraph-rsid="000a0840" style:font-size-asian="16pt" style:language-asian="zh" style:country-asian="CN" style:font-size-complex="18.25pt"/>
    </style:style>
    <style:style style:name="P4" style:family="paragraph" style:parent-style-name="Standard">
      <style:text-properties fo:color="#000000" fo:font-size="18.25pt" officeooo:rsid="000a0840" officeooo:paragraph-rsid="000b715c" style:font-size-asian="16pt" style:language-asian="zh" style:country-asian="CN" style:font-size-complex="18.25pt"/>
    </style:style>
    <style:style style:name="P5" style:family="paragraph" style:parent-style-name="Standard">
      <style:text-properties fo:color="#000000" fo:font-size="18.25pt" officeooo:rsid="000b715c" officeooo:paragraph-rsid="000b715c" style:font-size-asian="16pt" style:language-asian="zh" style:country-asian="CN" style:font-size-complex="18.25pt"/>
    </style:style>
    <style:style style:name="P6" style:family="paragraph" style:parent-style-name="Standard">
      <style:text-properties fo:color="#000000" fo:font-size="16pt" officeooo:rsid="000b715c" officeooo:paragraph-rsid="000b715c" style:font-size-asian="16pt" style:language-asian="zh" style:country-asian="CN" style:font-size-complex="16pt"/>
    </style:style>
    <style:style style:name="P7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b715c" officeooo:paragraph-rsid="000bb6a5" style:font-size-asian="16pt" style:language-asian="zh" style:country-asian="CN" style:font-size-complex="16pt"/>
    </style:style>
    <style:style style:name="P8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bb6a5" officeooo:paragraph-rsid="000bb6a5" style:font-size-asian="16pt" style:language-asian="zh" style:country-asian="CN" style:font-size-complex="16pt"/>
    </style:style>
    <style:style style:name="P9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bb6a5" officeooo:paragraph-rsid="000cea28" style:font-size-asian="16pt" style:language-asian="zh" style:country-asian="CN" style:font-size-complex="16pt"/>
    </style:style>
    <style:style style:name="P10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df960" officeooo:paragraph-rsid="000df960" style:font-size-asian="16pt" style:language-asian="zh" style:country-asian="CN" style:font-size-complex="16pt"/>
    </style:style>
    <style:style style:name="P11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feecd" officeooo:paragraph-rsid="000feecd" style:font-size-asian="16pt" style:language-asian="zh" style:country-asian="CN" style:font-size-complex="16pt"/>
    </style:style>
    <style:style style:name="P12" style:family="paragraph" style:parent-style-name="Standard">
      <loext:graphic-properties draw:fill="none"/>
      <style:paragraph-properties fo:margin-left="-1.6cm" fo:margin-right="-1.401cm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ff703" officeooo:paragraph-rsid="000ff703" style:font-size-asian="16pt" style:language-asian="zh" style:country-asian="CN" style:font-size-complex="16pt"/>
    </style:style>
    <style:style style:name="P13" style:family="paragraph" style:parent-style-name="Text_20_body">
      <loext:graphic-properties draw:fill="none"/>
      <style:paragraph-properties fo:margin-left="-1.6cm" fo:margin-right="-1.401cm" fo:text-align="start" style:justify-single-word="false" fo:text-indent="0cm" style:auto-text-indent="false" fo:background-color="transparent">
        <style:tab-stops>
          <style:tab-stop style:position="1.612cm"/>
        </style:tab-stops>
      </style:paragraph-properties>
      <style:text-properties fo:color="#000000" fo:font-size="16pt" officeooo:rsid="000ff703" officeooo:paragraph-rsid="000ff703" style:font-size-asian="16pt" style:language-asian="zh" style:country-asian="CN" style:font-size-complex="16pt"/>
    </style:style>
    <style:style style:name="T1" style:family="text">
      <style:text-properties fo:color="#ff0000" style:font-name="Calibri" fo:font-weight="bold" style:font-name-asian="Calibri" style:font-weight-asian="bold"/>
    </style:style>
    <style:style style:name="T2" style:family="text">
      <style:text-properties fo:color="#ff0000" style:font-name="Calibri" fo:font-weight="bold" officeooo:rsid="000cea28" style:font-name-asian="Calibri" style:font-weight-asian="bold"/>
    </style:style>
    <style:style style:name="T3" style:family="text">
      <style:text-properties fo:color="#ff0000" style:font-name="Calibri" fo:font-weight="bold" style:font-name-asian="Calibri Light" style:font-weight-asian="bold"/>
    </style:style>
    <style:style style:name="T4" style:family="text">
      <style:text-properties fo:color="#ff0000" style:font-name="Calibri" fo:font-weight="bold" officeooo:rsid="000cea28" style:font-name-asian="Calibri Light" style:font-weight-asian="bold"/>
    </style:style>
    <style:style style:name="T5" style:family="text">
      <style:text-properties style:font-name="Calibri" fo:font-size="16pt" fo:font-weight="bold" style:font-size-complex="16pt"/>
    </style:style>
    <style:style style:name="T6" style:family="text">
      <style:text-properties style:font-name="Calibri" fo:font-size="16pt" fo:font-weight="bold" officeooo:rsid="007728dc" style:font-size-complex="16pt"/>
    </style:style>
    <style:style style:name="T7" style:family="text">
      <style:text-properties style:font-name="Calibri" fo:font-size="16pt" fo:font-weight="bold" style:font-name-asian="Calibri" style:font-size-complex="16pt"/>
    </style:style>
    <style:style style:name="T8" style:family="text">
      <style:text-properties style:font-name="Calibri" fo:font-size="16pt" fo:font-weight="bold" officeooo:rsid="007728dc" style:font-name-asian="Calibri" style:font-size-complex="16pt"/>
    </style:style>
    <style:style style:name="T9" style:family="text">
      <style:text-properties style:font-name="Calibri" fo:font-size="16pt" fo:font-weight="bold" style:font-name-asian="宋体" style:font-size-complex="16pt"/>
    </style:style>
    <style:style style:name="T10" style:family="text">
      <style:text-properties style:font-name="Calibri" fo:font-size="15pt" fo:font-weight="bold" officeooo:rsid="007728dc" style:font-size-asian="15pt" style:font-size-complex="15pt"/>
    </style:style>
    <style:style style:name="T11" style:family="text">
      <style:text-properties style:font-name="Calibri" fo:font-size="15pt" fo:font-weight="bold" officeooo:rsid="000b715c" style:font-size-asian="15pt" style:font-size-complex="15pt"/>
    </style:style>
    <style:style style:name="T12" style:family="text">
      <style:text-properties style:font-name="Calibri" fo:font-size="15pt" fo:font-weight="bold" style:font-name-asian="Calibri" style:font-size-asian="15pt" style:font-size-complex="15pt"/>
    </style:style>
    <style:style style:name="T13" style:family="text">
      <style:text-properties style:font-name="Calibri" fo:font-size="15pt" fo:font-weight="bold" officeooo:rsid="007728dc" style:font-name-asian="Calibri" style:font-size-asian="15pt" style:font-size-complex="15pt"/>
    </style:style>
    <style:style style:name="T14" style:family="text">
      <style:text-properties style:font-name="Calibri" fo:font-size="15pt" fo:font-weight="bold" style:font-name-asian="宋体" style:font-size-asian="15pt" style:font-size-complex="15pt"/>
    </style:style>
    <style:style style:name="T15" style:family="text">
      <style:text-properties style:font-name="Calibri" fo:font-size="15pt" fo:font-weight="bold" officeooo:rsid="007728dc" style:font-name-asian="宋体" style:font-size-asian="15pt" style:font-size-complex="15pt"/>
    </style:style>
    <style:style style:name="T16" style:family="text">
      <style:text-properties style:font-name="Calibri" fo:font-weight="bold" style:font-name-asian="Calibri" style:font-weight-asian="bold"/>
    </style:style>
    <style:style style:name="T17" style:family="text">
      <style:text-properties style:font-name="Calibri" fo:font-weight="bold" officeooo:rsid="000cea28" style:font-name-asian="Calibri" style:font-weight-asian="bold"/>
    </style:style>
    <style:style style:name="T18" style:family="text">
      <style:text-properties style:font-name="Calibri" fo:font-weight="bold" officeooo:rsid="000df960" style:font-name-asian="Calibri" style:font-weight-asian="bold"/>
    </style:style>
    <style:style style:name="T19" style:family="text">
      <style:text-properties style:font-name="Calibri" fo:font-weight="bold" style:font-name-asian="宋体" style:font-weight-asian="bold"/>
    </style:style>
    <style:style style:name="T20" style:family="text">
      <style:text-properties style:font-name="Calibri" fo:font-weight="bold" style:font-name-asian="Calibri Light" style:font-weight-asian="bold"/>
    </style:style>
    <style:style style:name="T21" style:family="text">
      <style:text-properties style:font-name="Calibri" fo:font-weight="bold" officeooo:rsid="000cea28" style:font-name-asian="Calibri Light" style:font-weight-asian="bold"/>
    </style:style>
    <style:style style:name="T22" style:family="text">
      <style:text-properties style:font-name="Calibri Light" fo:font-size="22pt" fo:font-weight="bold" style:font-name-asian="Calibri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ts2开发步奏:</text:p>
      <text:p text:style-name="P1">1,创建web工程。</text:p>
      <text:p text:style-name="P1">2，从示例中导入jar包</text:p>
      <text:p text:style-name="P1">3,拷贝示例中的web.xml和struts.xml到工程中</text:p>
      <text:p text:style-name="P1">4,编写action动作类</text:p>
      <text:p text:style-name="P1"/>
      <text:p text:style-name="P1"/>
      <text:p text:style-name="P2">日期的类型转换</text:p>
      <text:p text:style-name="P3">1，建立一个包，创建一个类继承<text:span text:style-name="T6">StrutsTypeConverter</text:span><text:span text:style-name="T5">，</text:span></text:p>
      <text:p text:style-name="P3"><text:span text:style-name="T5">2,实现转换逻辑</text:span></text:p>
      <text:p text:style-name="P4"><text:span text:style-name="T5">3,注册日期转换器,局部注册：在model包下 </text:span><text:span text:style-name="T10">model</text:span><text:span text:style-name="T13">类名 </text:span><text:span text:style-name="T10">conversion.properties</text:span><text:span text:style-name="T11">文件，文件中</text:span><text:span text:style-name="T13">在文件</text:span><text:span text:style-name="T15">的</text:span><text:span text:style-name="T13">内部</text:span><text:span text:style-name="T10">key</text:span><text:span text:style-name="T13">是要转换的属性名，</text:span><text:span text:style-name="T10">value</text:span><text:span text:style-name="T13">是转换器的全路径</text:span></text:p>
      <text:p text:style-name="P5"><text:span text:style-name="T13">全</text:span><text:span text:style-name="T12">局注册:</text:span><text:span text:style-name="T8">在classpath下一个属性文件：xwork-conversion.properties</text:span></text:p>
      <text:p text:style-name="P5"><text:span text:style-name="T8">文</text:span><text:span text:style-name="T7">件中java.util.Date=</text:span><text:span text:style-name="T13">转换器的全路径</text:span></text:p>
      <text:p text:style-name="P5"><text:span text:style-name="T13"/></text:p>
      <text:p text:style-name="P5"><text:span text:style-name="T13">数</text:span><text:span text:style-name="T12">据验证</text:span></text:p>
      <text:p text:style-name="P5"><text:span text:style-name="T12">1,</text:span><text:span text:style-name="T7">在Action的同级包下创建一个xml，名称规范：Action</text:span><text:span text:style-name="T9">名称</text:span><text:span text:style-name="T7">-validation.xml</text:span></text:p>
      <text:p text:style-name="P6"><text:span text:style-name="T14">2,打开</text:span><text:span text:style-name="T12">xwork-validator1.0.3.dtd,</text:span><text:span text:style-name="T14">把</text:span><text:span text:style-name="T12">头信息拷贝到我们的xml中</text:span></text:p>
      <text:p text:style-name="P6"><text:span text:style-name="T12">在struts文件中配置&lt;reques name="input"&gt;/本身页面&lt;reques&gt;</text:span></text:p>
      <text:p text:style-name="P6"><text:span text:style-name="T12">在表单中&lt;s:fielderror fieldName="具体某个表单name"&gt;&lt;/s:fielderror&gt;</text:span></text:p>
      <text:p text:style-name="P6"><text:span text:style-name="T12">3,具体验证</text:span></text:p>
      <text:p text:style-name="P6"><text:span text:style-name="T12"/></text:p>
      <text:p text:style-name="P6"><text:span text:style-name="T12"/></text:p>
      <text:p text:style-name="P7"><text:span text:style-name="T22"><text:s text:c="5"/></text:span><text:span text:style-name="T19">自定义</text:span><text:span text:style-name="T20">拦截器</text:span></text:p>
      <text:p text:style-name="P8"><text:span text:style-name="T20"><text:s text:c="11"/>1，</text:span><text:span text:style-name="T19">自定义</text:span><text:span text:style-name="T16">拦截器我们需要继承</text:span><text:span text:style-name="T20">AbstractInterceptor</text:span></text:p>
      <text:p text:style-name="P8"><text:span text:style-name="T20"><text:s text:c="11"/></text:span><text:span text:style-name="T21">2，在struts中配置拦截器</text:span></text:p>
      <text:p text:style-name="P9"><text:span text:style-name="T21"><text:s text:c="11"/>3,需要某个方法忽略的拦截器要继承</text:span><text:span text:style-name="T17">MethodFilterInterceptor</text:span></text:p>
      <text:p text:style-name="P9"><text:span text:style-name="T17"><text:s text:c="12"/>4,在某个方法中主动引用管理，选择忽略的方法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<text:s/></text:span></text:p>
      <text:p text:style-name="P9"><text:soft-page-break/><text:span text:style-name="T17"><text:s text:c="7"/>文件上传</text:span></text:p>
      <text:p text:style-name="P9"><text:span text:style-name="T17"><text:s text:c="5"/>1</text:span><text:span text:style-name="T18">，创建action类，接收文件，名字，属性</text:span></text:p>
      <text:p text:style-name="P9"><text:span text:style-name="T18"><text:s text:c="5"/>2,在struts中配置文件上传类型验证</text:span></text:p>
      <text:p text:style-name="P9"><text:span text:style-name="T17"><text:s text:c="5"/></text:span><text:span text:style-name="T18">3，在default文件中找到限制文件大小的属性，在struts中设置大小</text:span></text:p>
      <text:p text:style-name="P9"><text:span text:style-name="T18"><text:s text:c="3"/>4,创建国际化包，创键国际化文件，</text:span></text:p>
      <text:p text:style-name="P10"><text:span text:style-name="T16"><text:s text:c="2"/>5,在struts中配置国际化</text:span></text:p>
      <text:p text:style-name="P10"><text:span text:style-name="T16"/></text:p>
      <text:p text:style-name="P11"><text:span text:style-name="T16"><text:s text:c="2"/>文件下载</text:span></text:p>
      <text:p text:style-name="P12"><text:span text:style-name="T16">1,</text:span><text:span text:style-name="T19">在</text:span><text:span text:style-name="T16">Action之中必须提供三个属性, 提供一个输入流的属性,定义文件的大小,</text:span></text:p>
      <text:p text:style-name="P13"><text:span text:style-name="T16">定义文件名</text:span></text:p>
      <text:p text:style-name="P12"><text:span text:style-name="T16">2,在方法中给各个属性赋值</text:span></text:p>
      <text:p text:style-name="P12"><text:span text:style-name="T16">3,struts中配置下载文件</text:span></text:p>
      <text:p text:style-name="P12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9M37S</meta:editing-duration>
    <meta:editing-cycles>4</meta:editing-cycles>
    <meta:generator>LibreOffice/5.3.0.3$Windows_X86_64 LibreOffice_project/7074905676c47b82bbcfbea1aeefc84afe1c50e1</meta:generator>
    <dc:date>2018-04-07T22:51:18.985000000</dc:date>
    <meta:document-statistic meta:table-count="0" meta:image-count="0" meta:object-count="0" meta:page-count="2" meta:paragraph-count="34" meta:word-count="447" meta:character-count="885" meta:non-whitespace-character-count="800"/>
    <meta:user-defined meta:name="Info 1"/>
    <meta:user-defined meta:name="Info 2"/>
    <meta:user-defined meta:name="Info 3"/>
    <meta:user-defined meta:name="Info 4"/>
  </office:meta>
</office:document-meta>
</file>